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/>
    <style:font-face style:name="Lohit Devanagari1" svg:font-family="'Lohit Devanagari'"/>
    <style:font-face style:name="arial" svg:font-family="arial, sans-serif"/>
    <style:font-face style:name="Nimbus Sans L1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52594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officeooo:paragraph-rsid="00552594"/>
    </style:style>
    <style:style style:name="P5" style:family="paragraph" style:parent-style-name="Heading_20_2">
      <style:paragraph-properties fo:margin-top="0cm" fo:margin-bottom="0cm" loext:contextual-spacing="false"/>
      <style:text-properties style:font-name="Nimbus Sans L" fo:font-weight="bold" officeooo:rsid="00428f11" officeooo:paragraph-rsid="0048bc5f" style:font-weight-asian="bold" style:font-weight-complex="bold"/>
    </style:style>
    <style:style style:name="P6" style:family="paragraph" style:parent-style-name="Standard">
      <style:paragraph-properties fo:margin-top="0cm" fo:margin-bottom="0.199cm" loext:contextual-spacing="false"/>
      <style:text-properties style:font-name="Nimbus Sans L" fo:font-size="12pt" style:text-underline-style="none" fo:font-weight="normal" officeooo:rsid="00428f11" officeooo:paragraph-rsid="0065b35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199cm" loext:contextual-spacing="false"/>
      <style:text-properties style:font-name="Nimbus Sans L" fo:font-size="12pt" style:text-underline-style="none" fo:font-weight="normal" officeooo:rsid="004e6ffb" officeooo:paragraph-rsid="006c44bd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8bc5f" officeooo:paragraph-rsid="0073dfe7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699ce5" officeooo:paragraph-rsid="0073dfe7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699ce5" officeooo:paragraph-rsid="00749c43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73dfe7" officeooo:paragraph-rsid="0073dfe7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7504f7" officeooo:paragraph-rsid="007504f7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769315" officeooo:paragraph-rsid="00769315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779804" officeooo:paragraph-rsid="0077980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792d04" officeooo:paragraph-rsid="00792d04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bold" officeooo:rsid="0073dfe7" officeooo:paragraph-rsid="0073dfe7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style:font-name="Nimbus Sans L1" fo:font-size="12pt" fo:font-weight="normal" officeooo:rsid="00699ce5" officeooo:paragraph-rsid="0073dfe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officeooo:rsid="0073dfe7" officeooo:paragraph-rsid="0073dfe7"/>
    </style:style>
    <style:style style:name="P19" style:family="paragraph" style:parent-style-name="Standard">
      <style:paragraph-properties fo:margin-top="0cm" fo:margin-bottom="0.199cm" loext:contextual-spacing="false"/>
      <style:text-properties style:font-name="Nimbus Sans L" fo:font-size="12pt" style:text-underline-style="none" fo:font-weight="normal" officeooo:rsid="004e6ffb" officeooo:paragraph-rsid="006c44b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.199cm" loext:contextual-spacing="false"/>
      <style:text-properties style:font-name="Nimbus Sans L" fo:font-size="12pt" style:text-underline-style="none" fo:font-weight="normal" officeooo:rsid="004e6ffb" officeooo:paragraph-rsid="0071e8c1" style:font-size-asian="12pt" style:font-weight-asian="normal" style:font-size-complex="12pt" style:font-weight-complex="normal"/>
    </style:style>
    <style:style style:name="P21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bold" officeooo:rsid="0065b350" style:font-weight-asian="bold" style:font-weight-complex="bold"/>
    </style:style>
    <style:style style:name="T6" style:family="text">
      <style:text-properties fo:font-weight="bold" officeooo:rsid="0071e8c1" style:font-weight-asian="bold" style:font-weight-complex="bold"/>
    </style:style>
    <style:style style:name="T7" style:family="text">
      <style:text-properties fo:font-weight="normal" officeooo:rsid="00420d06" style:font-weight-asian="normal" style:font-weight-complex="normal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font-name="Nimbus Sans L" fo:font-size="12pt" officeooo:rsid="0065b350" style:font-size-asian="12pt" style:font-size-complex="12pt"/>
    </style:style>
    <style:style style:name="T10" style:family="text">
      <style:text-properties style:font-name="Nimbus Sans L" fo:font-size="12pt" fo:font-weight="normal" officeooo:rsid="006750a1" style:font-size-asian="12pt" style:font-weight-asian="normal" style:font-size-complex="12pt" style:font-weight-complex="normal"/>
    </style:style>
    <style:style style:name="T11" style:family="text">
      <style:text-properties style:text-underline-style="solid" style:text-underline-width="auto" style:text-underline-color="font-color" officeooo:rsid="004e2ab6"/>
    </style:style>
    <style:style style:name="T12" style:family="text">
      <style:text-properties style:text-underline-style="solid" style:text-underline-width="auto" style:text-underline-color="font-color" officeooo:rsid="00710026"/>
    </style:style>
    <style:style style:name="T13" style:family="text">
      <style:text-properties style:text-position="0% 100%" fo:font-weight="bold" officeooo:rsid="00a65559" style:font-weight-asian="bold" style:font-weight-complex="bold"/>
    </style:style>
    <style:style style:name="T14" style:family="text">
      <style:text-properties style:text-position="0% 100%" fo:font-weight="normal" officeooo:rsid="00a65559" style:font-weight-asian="normal" style:font-weight-complex="normal"/>
    </style:style>
    <style:style style:name="T15" style:family="text">
      <style:text-properties officeooo:rsid="0065b350"/>
    </style:style>
    <style:style style:name="T16" style:family="text">
      <style:text-properties officeooo:rsid="006750a1"/>
    </style:style>
    <style:style style:name="T17" style:family="text">
      <style:text-properties style:font-name="Nimbus Sans L1"/>
    </style:style>
    <style:style style:name="T18" style:family="text">
      <style:text-properties style:font-name="Nimbus Sans L1" officeooo:rsid="006750a1"/>
    </style:style>
    <style:style style:name="T19" style:family="text">
      <style:text-properties style:font-name="Nimbus Sans L1" officeooo:rsid="00699ce5"/>
    </style:style>
    <style:style style:name="T20" style:family="text">
      <style:text-properties style:font-name="Nimbus Sans L1" fo:font-weight="normal" style:font-weight-asian="normal" style:font-weight-complex="normal"/>
    </style:style>
    <style:style style:name="T21" style:family="text">
      <style:text-properties officeooo:rsid="00710026"/>
    </style:style>
    <style:style style:name="T22" style:family="text">
      <style:text-properties officeooo:rsid="0071e8c1"/>
    </style:style>
    <style:style style:name="T23" style:family="text">
      <style:text-properties officeooo:rsid="0073dfe7"/>
    </style:style>
    <style:style style:name="T24" style:family="text">
      <style:text-properties officeooo:rsid="00749c43"/>
    </style:style>
    <style:style style:name="T25" style:family="text">
      <style:text-properties officeooo:rsid="00779804"/>
    </style:style>
    <style:style style:name="T26" style:family="text">
      <style:text-properties officeooo:rsid="00792d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title>Christies Creek Hike - V1.0</text:title></text:p>
      <text:p text:style-name="P2">Phil Shepherd – <text:s/><text:span text:style-name="T21">May 2020</text:span></text:p>
      <text:p text:style-name="P3"><text:span text:style-name="T4">MAP:<text:tab/><text:tab/><text:tab/></text:span><text:span text:style-name="T7">Burringbar NP-9541-2S</text:span><text:line-break/><text:span text:style-name="T13">Grid Ref Zone:<text:tab/></text:span><text:span text:style-name="T14">MGRS </text:span><text:span text:style-name="T2">56JNP.</text:span></text:p>
      <text:p text:style-name="P4"/>
      <text:p text:style-name="P5"><text:span text:style-name="T11">Hike – </text:span><text:span text:style-name="T12">Christies Creek, Mooball NP</text:span></text:p>
      <text:p text:style-name="P7"/>
      <text:p text:style-name="P20">Christies Creek is in a lovely rainforest valley nestled in the Burringbar Range, <text:span text:style-name="T22">Mooball NP</text:span></text:p>
      <text:p text:style-name="P6"><text:span text:style-name="T15">Total distance is around </text:span><text:span text:style-name="T5">9Km </text:span><text:span text:style-name="T6">(</text:span><text:span text:style-name="T22">but feels like 12km) with 420m ascent and descent (if you include the summit). Hiking time around 4.5 hours, excluding stops for food/rest.</text:span></text:p>
      <text:list xml:id="list1931102011" text:style-name="L1">
        <text:list-item>
          <text:p text:style-name="P9"><text:span text:style-name="T23">Park at the junction of Cooradilla Road and Barandilla Road (4457 5862). 2Wd access on dirt road, room for several cars.</text:span></text:p>
        </text:list-item>
        <text:list-item>
          <text:p text:style-name="P11"><text:span text:style-name="T15">W</text:span>alk uphill passed the l<text:span text:style-name="T15">ocked g</text:span>ate on Barandilla<text:span text:style-name="T15"> Road.</text:span></text:p>
        </text:list-item>
        <text:list-item>
          <text:p text:style-name="P18"><text:span text:style-name="T9">A</text:span><text:span text:style-name="T8">fter a short climb, the track levels out to a short plateau </text:span><text:span text:style-name="T10">(4494 5853).</text:span></text:p>
        </text:list-item>
        <text:list-item>
          <text:p text:style-name="P8"><text:span text:style-name="T16">Look for a small path which heads of on the right at a bearing of 108</text:span><text:span text:style-name="T18">°, </text:span><text:span text:style-name="T19">then steeply uphill. <text:s/>This is the path up to the summit of Mount Burringbar.</text:span></text:p>
          <text:list>
            <text:list-item>
              <text:p text:style-name="P16"><text:span text:style-name="T19">O</text:span><text:span text:style-name="T17">ptionally –</text:span><text:span text:style-name="T20"> avoid the climb to the summit and steep descent by continuing on the forest track to the obvious hair pin corner and junction with Barook Road left (4571 5894) [ this is where the summit diversion rejoins]</text:span></text:p>
            </text:list-item>
          </text:list>
        </text:list-item>
        <text:list-item>
          <text:p text:style-name="P17">The path <text:span text:style-name="T24">to the summit </text:span>is steep at first, and then levels out as it passes a small peak on the right.</text:p>
        </text:list-item>
        <text:list-item>
          <text:p text:style-name="P17">There is a short section of downhill at (4533 5844), before the final steep ascent to the summit at (4566 5860).</text:p>
        </text:list-item>
        <text:list-item>
          <text:p text:style-name="P10"><text:span text:style-name="T15">Enjoy the views towards the East, the ocean and Byron Bay</text:span></text:p>
        </text:list-item>
        <text:list-item>
          <text:p text:style-name="P10"><text:span text:style-name="T24">Head North along the obvious track, to the start of the steep descent down a spur line. <text:s/>You can see a fair way down the spur, and the pathway is getting more obvious as more people use this descent. <text:s/>There’s a huge tree stump at (4571 5885) which you can see from a long way above.</text:span></text:p>
        </text:list-item>
        <text:list-item>
          <text:p text:style-name="P12">There’s a bit of vegetation, and wait-a-while before you finally arrive at Barandiila Road – a hair pin bend with Barook Road heading off to the North (4571 5894).</text:p>
        </text:list-item>
        <text:list-item>
          <text:p text:style-name="P12">Follow Barandila Road, heading South East, taking the left fork at <text:s/>the junction with Wabba Road (4597 5869).</text:p>
        </text:list-item>
        <text:list-item>
          <text:p text:style-name="P12">Continue along Barandila Road until if descends to a saddle, and a track heading off to the left at (4661 5924). <text:s/>This is the track to Christie’s Creek.</text:p>
        </text:list-item>
        <text:list-item>
          <text:p text:style-name="P12">Follow this clearly defined, and pleasant track, heading North, which soon starts to descend along a spur line.</text:p>
        </text:list-item>
        <text:list-item>
          <text:p text:style-name="P13">Eventually the track starts to descend steeply. <text:s/>Just before this steep descent you can head off to the right at (4617 6012), and follow the GPS track, or compass bearing, along an indiscernible track. <text:s/>You can also choose to just stick to the track, but it tends to be more muddy and less pleasant. <text:s/>Either way, you should be able to find the main creek.</text:p>
        </text:list-item>
        <text:list-item>
          <text:p text:style-name="P13">Head West, tending South-West <text:span text:style-name="T25">following </text:span>the creek <text:span text:style-name="T25">upstream </text:span>– rock hopping or following the banks, depending on personal preference (and fear of wet feet).</text:p>
          <text:list>
            <text:list-item>
              <text:p text:style-name="P13"><text:soft-page-break/><text:span text:style-name="T3">Notice – </text:span>Barook Road offers an escape route. <text:s/><text:span text:style-name="T25">It’s tricky to find from the creek (about 100m of of off-track navigation), but it’s a good track <text:s/>once you’ve found the beginning.</text:span></text:p>
            </text:list-item>
          </text:list>
        </text:list-item>
        <text:list-item>
          <text:p text:style-name="P14">There are some small cascades, and pools at (4553 5998). <text:s/>This is traditionally the lunch spot.</text:p>
        </text:list-item>
        <text:list-item>
          <text:p text:style-name="P14">Continue to head upstream along the creek.</text:p>
        </text:list-item>
        <text:list-item>
          <text:p text:style-name="P14">Lookout for the <text:span text:style-name="T26">creek </text:span>junction at (4514 5978). <text:s/>Follow the main creek as it heads <text:span text:style-name="T26">pretty much due </text:span>South in a reasonably straight line.</text:p>
        </text:list-item>
        <text:list-item>
          <text:p text:style-name="P15">Eventually you get to another creek junction at (4506 5926). Take the right hand fork (leaving the main creek), and head west along the tributary.</text:p>
        </text:list-item>
        <text:list-item>
          <text:p text:style-name="P15">After a short distance the tributary veers South, but you need to continue to head West, and straight up-hill towards Cooradilla Road. <text:s/>A handy landmark is a huge tree at (4494 5925) which has a small knob on it, facing East, about 10m up the trunk.</text:p>
        </text:list-item>
        <text:list-item>
          <text:p text:style-name="P15">If you get it right you hit a very old logging track (nearly disappeared) after about 50m which continues to head straight up the hill.</text:p>
        </text:list-item>
        <text:list-item>
          <text:p text:style-name="P15">Continue straight up until you meed Cooradilla Road.</text:p>
        </text:list-item>
        <text:list-item>
          <text:p text:style-name="P15">Head South, downhill then uphill back to the ca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/>
    <style:font-face style:name="Lohit Devanagari1" svg:font-family="'Lohit Devanagari'"/>
    <style:font-face style:name="arial" svg:font-family="arial, sans-serif"/>
    <style:font-face style:name="Nimbus Sans L1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Christies Creek Hike - V1.0</text:title><text:tab/>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20-05-25T14:29:42.416706314</dc:date>
    <meta:editing-duration>PT4H37M27S</meta:editing-duration>
    <meta:editing-cycles>67</meta:editing-cycles>
    <dc:title>Christies Creek Hike - V1.0</dc:title>
    <meta:document-statistic meta:table-count="0" meta:image-count="0" meta:object-count="0" meta:page-count="2" meta:paragraph-count="31" meta:word-count="694" meta:character-count="3776" meta:non-whitespace-character-count="3114"/>
  </office:meta>
</office:document-meta>
</file>